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Pyidaungsu Book" svg:font-family="'Pyidaungsu Book'" style:font-family-generic="swiss" style:font-pitch="variable"/>
  </office:font-face-decls>
  <office:automatic-styles>
    <style:style style:name="Table9" style:family="table">
      <style:table-properties style:width="6.6944in" fo:margin-left="0in" table:align="left"/>
    </style:style>
    <style:style style:name="Table9.A" style:family="table-column">
      <style:table-column-properties style:column-width="0.3125in"/>
    </style:style>
    <style:style style:name="Table9.B" style:family="table-column">
      <style:table-column-properties style:column-width="0.9444in"/>
    </style:style>
    <style:style style:name="Table9.C" style:family="table-column">
      <style:table-column-properties style:column-width="1.6944in"/>
    </style:style>
    <style:style style:name="Table9.D" style:family="table-column">
      <style:table-column-properties style:column-width="0.5139in"/>
    </style:style>
    <style:style style:name="Table9.E" style:family="table-column">
      <style:table-column-properties style:column-width="0.4306in"/>
    </style:style>
    <style:style style:name="Table9.F" style:family="table-column">
      <style:table-column-properties style:column-width="0.75in"/>
    </style:style>
    <style:style style:name="Table9.G" style:family="table-column">
      <style:table-column-properties style:column-width="0.6667in"/>
    </style:style>
    <style:style style:name="Table9.H" style:family="table-column">
      <style:table-column-properties style:column-width="0.4375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I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A5" style:family="table-cell">
      <style:table-cell-properties fo:padding="0.0382in" fo:border="none" style:writing-mode="page"/>
    </style:style>
    <style:style style:name="P1" style:family="paragraph" style:parent-style-name="Header">
      <style:text-properties officeooo:paragraph-rsid="001ce5c1"/>
    </style:style>
    <style:style style:name="P2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1f1a7b" style:font-size-asian="10pt" style:font-size-complex="10pt"/>
    </style:style>
    <style:style style:name="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1f1a7b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1f1a7b" style:font-size-asian="10pt" style:font-size-complex="10pt"/>
    </style:style>
    <style:style style:name="P5" style:family="paragraph" style:parent-style-name="Table_20_Contents">
      <style:paragraph-properties fo:line-height="150%"/>
      <style:text-properties fo:font-size="10pt" officeooo:paragraph-rsid="002c3ae8" style:font-size-asian="10pt" style:font-size-complex="10pt"/>
    </style:style>
    <style:style style:name="P6" style:family="paragraph" style:parent-style-name="Table_20_Contents">
      <style:paragraph-properties fo:line-height="150%"/>
      <style:text-properties fo:font-size="10pt" officeooo:paragraph-rsid="003f7d9c" style:font-size-asian="10pt" style:font-size-complex="10pt"/>
    </style:style>
    <style:style style:name="P7" style:family="paragraph" style:parent-style-name="Table_20_Contents">
      <style:paragraph-properties fo:line-height="150%" fo:text-align="end" style:justify-single-word="false"/>
      <style:text-properties fo:font-size="10pt" officeooo:paragraph-rsid="006bce39" style:font-size-asian="10pt" style:font-size-complex="10pt"/>
    </style:style>
    <style:style style:name="P8" style:family="paragraph" style:parent-style-name="Table_20_Contents">
      <style:paragraph-properties fo:line-height="150%"/>
      <style:text-properties fo:font-size="10pt" officeooo:paragraph-rsid="006bce39" style:font-size-asian="10pt" style:font-size-complex="10pt"/>
    </style:style>
    <style:style style:name="P9" style:family="paragraph" style:parent-style-name="Standard">
      <style:text-properties fo:font-size="10pt" officeooo:paragraph-rsid="006bce39" style:font-size-asian="10pt" style:font-size-complex="10pt"/>
    </style:style>
    <style:style style:name="P10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0pt" officeooo:paragraph-rsid="006bce39" style:font-size-asian="10pt" style:font-size-complex="10pt"/>
    </style:style>
    <style:style style:name="P11" style:family="paragraph" style:parent-style-name="Table_20_Contents">
      <style:paragraph-properties fo:margin-top="0.0398in" fo:margin-bottom="0.0398in" style:contextual-spacing="false" fo:line-height="115%" fo:text-align="end" style:justify-single-word="false"/>
      <style:text-properties fo:font-size="10pt" officeooo:paragraph-rsid="006bce39" style:font-size-asian="10pt" style:font-size-complex="10pt"/>
    </style:style>
    <style:style style:name="P12" style:family="paragraph" style:parent-style-name="Table_20_Contents">
      <style:paragraph-properties fo:margin-top="0.0398in" fo:margin-bottom="0.0398in" style:contextual-spacing="false" fo:line-height="115%"/>
      <style:text-properties fo:font-size="10pt" officeooo:paragraph-rsid="006bce39" style:font-size-asian="10pt" style:font-size-complex="10pt"/>
    </style:style>
    <style:style style:name="P13" style:family="paragraph" style:parent-style-name="Table_20_Contents">
      <style:paragraph-properties fo:line-height="150%"/>
      <style:text-properties fo:font-size="10pt" fo:font-weight="bold" officeooo:rsid="0071e011" officeooo:paragraph-rsid="002c3ae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50%"/>
      <style:text-properties fo:font-size="10pt" fo:font-weight="bold" officeooo:paragraph-rsid="002c3ae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150%"/>
      <style:text-properties fo:font-size="10pt" fo:font-weight="bold" officeooo:rsid="007c1d2e" officeooo:paragraph-rsid="003f7d9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50%"/>
      <style:text-properties fo:font-size="10pt" fo:font-weight="bold" officeooo:rsid="003f7d9c" officeooo:paragraph-rsid="003f7d9c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fo:font-weight="bold" officeooo:paragraph-rsid="0090bcb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.0398in" fo:margin-bottom="0.0398in" style:contextual-spacing="false"/>
      <style:text-properties fo:font-size="10pt" fo:font-weight="bold" officeooo:paragraph-rsid="0090bcb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50%" fo:text-align="end" style:justify-single-word="false"/>
      <style:text-properties fo:font-size="10pt" fo:font-weight="bold" officeooo:rsid="009cb259" officeooo:paragraph-rsid="006bce3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font-size="10pt" fo:font-weight="bold" officeooo:rsid="009cb259" officeooo:paragraph-rsid="006bce3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10pt" fo:font-weight="bold" officeooo:paragraph-rsid="006bce3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10pt" fo:font-weight="bold" officeooo:paragraph-rsid="007f302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font-size="10pt" fo:font-weight="bold" officeooo:rsid="0082e3fa" officeooo:paragraph-rsid="0082e3fa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line-height="150%"/>
      <style:text-properties fo:font-size="10pt" fo:font-weight="normal" officeooo:rsid="002c3ae8" officeooo:paragraph-rsid="002c3ae8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line-height="100%" fo:text-align="end" style:justify-single-word="false"/>
      <style:text-properties fo:font-size="10pt" fo:font-weight="normal" officeooo:paragraph-rsid="006bce39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line-height="100%" fo:text-align="end" style:justify-single-word="false"/>
      <style:text-properties fo:font-size="10pt" fo:font-weight="normal" officeooo:paragraph-rsid="0082e3fa" style:font-size-asian="10pt" style:font-weight-asian="normal" style:font-size-complex="10pt" style:font-weight-complex="normal"/>
    </style:style>
    <style:style style:name="P27" style:family="paragraph" style:parent-style-name="Header">
      <style:text-properties officeooo:paragraph-rsid="001f1a7b"/>
    </style:style>
    <style:style style:name="P28" style:family="paragraph" style:parent-style-name="Table_20_Contents">
      <style:text-properties style:font-name="Pyidaungsu" officeooo:paragraph-rsid="00230913"/>
    </style:style>
    <style:style style:name="P29" style:family="paragraph" style:parent-style-name="Table_20_Contents">
      <style:paragraph-properties fo:line-height="115%"/>
      <style:text-properties style:font-name="Pyidaungsu" officeooo:paragraph-rsid="00230913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Pyidaungsu" fo:font-size="10pt" fo:font-weight="normal" officeooo:paragraph-rsid="00937a15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Pyidaungsu" fo:font-size="10pt" fo:font-weight="normal" officeooo:paragraph-rsid="00b7a136" style:font-size-asian="10pt" style:font-weight-asian="normal" style:font-name-complex="Pyidaungsu" style:font-size-complex="10pt" style:font-weight-complex="normal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Pyidaungsu" fo:font-size="10.5pt" fo:font-weight="normal" officeooo:paragraph-rsid="00937a15" style:font-size-asian="10.5pt" style:font-weight-asian="normal" style:font-size-complex="10.5pt" style:font-weight-complex="normal"/>
    </style:style>
    <style:style style:name="P33" style:family="paragraph" style:parent-style-name="Header">
      <style:text-properties officeooo:paragraph-rsid="00230913"/>
    </style:style>
    <style:style style:name="P34" style:family="paragraph" style:parent-style-name="Header">
      <style:text-properties officeooo:paragraph-rsid="003f7d9c"/>
    </style:style>
    <style:style style:name="P35" style:family="paragraph" style:parent-style-name="Standard">
      <style:text-properties officeooo:paragraph-rsid="003f7d9c"/>
    </style:style>
    <style:style style:name="P36" style:family="paragraph" style:parent-style-name="Standard">
      <style:text-properties officeooo:paragraph-rsid="00937a15"/>
    </style:style>
    <style:style style:name="P37" style:family="paragraph" style:parent-style-name="Table_20_Contents">
      <style:paragraph-properties fo:line-height="150%" fo:text-align="end" style:justify-single-word="false"/>
      <style:text-properties fo:font-size="10.5pt" fo:font-weight="bold" officeooo:rsid="008c9903" officeooo:paragraph-rsid="006bce39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line-height="150%"/>
      <style:text-properties fo:font-size="10.5pt" fo:font-weight="bold" officeooo:rsid="008c9903" officeooo:paragraph-rsid="006bce39" style:font-size-asian="10.5pt" style:font-weight-asian="bold" style:font-size-complex="10.5pt" style:font-weight-complex="bold"/>
    </style:style>
    <style:style style:name="P39" style:family="paragraph" style:parent-style-name="Standard">
      <style:text-properties officeooo:paragraph-rsid="001c8c4f"/>
    </style:style>
    <style:style style:name="P40" style:family="paragraph" style:parent-style-name="Standard">
      <style:text-properties officeooo:paragraph-rsid="006bce39"/>
    </style:style>
    <style:style style:name="P41" style:family="paragraph" style:parent-style-name="Table_20_Contents">
      <style:paragraph-properties fo:margin-top="0in" fo:margin-bottom="0in" style:contextual-spacing="false" fo:line-height="100%"/>
      <style:text-properties officeooo:paragraph-rsid="006bce39"/>
    </style:style>
    <style:style style:name="P42" style:family="paragraph" style:parent-style-name="Table_20_Contents">
      <style:paragraph-properties fo:line-height="100%" fo:text-align="start" style:justify-single-word="false"/>
      <style:text-properties officeooo:paragraph-rsid="006bce39"/>
    </style:style>
    <style:style style:name="P43" style:family="paragraph" style:parent-style-name="Table_20_Contents">
      <style:paragraph-properties fo:line-height="150%"/>
      <style:text-properties style:font-name="Pyidaungsu" fo:font-size="9pt" officeooo:paragraph-rsid="00230913" style:font-size-asian="9pt" style:font-size-complex="9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2c3ae8"/>
    </style:style>
    <style:style style:name="T5" style:family="text">
      <style:text-properties officeooo:rsid="003f7d9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4fea7e" style:font-weight-asian="normal" style:font-weight-complex="normal"/>
    </style:style>
    <style:style style:name="T8" style:family="text">
      <style:text-properties style:font-name="Pyidaungsu Book" style:language-complex="my" style:country-complex="MM"/>
    </style:style>
    <style:style style:name="T9" style:family="text">
      <style:text-properties style:font-name="Pyidaungsu Book" officeooo:rsid="00b9b658" style:language-complex="my" style:country-complex="MM"/>
    </style:style>
    <style:style style:name="T10" style:family="text">
      <style:text-properties style:language-complex="my" style:country-complex="MM"/>
    </style:style>
    <style:style style:name="T11" style:family="text">
      <style:text-properties officeooo:rsid="00b9b658" style:language-complex="my" style:country-complex="MM"/>
    </style:style>
    <style:style style:name="T12" style:family="text">
      <style:text-properties officeooo:rsid="00bd2331" style:language-complex="my" style:country-complex="MM"/>
    </style:style>
    <style:style style:name="T13" style:family="text">
      <style:text-properties officeooo:rsid="006bce39"/>
    </style:style>
    <style:style style:name="T14" style:family="text">
      <style:text-properties fo:font-size="9pt" officeooo:rsid="008c9903" style:font-size-asian="9pt" style:font-size-complex="9pt"/>
    </style:style>
    <style:style style:name="T15" style:family="text">
      <style:text-properties fo:font-size="9pt" officeooo:rsid="006bce39" style:font-size-asian="9pt" style:font-size-complex="9pt"/>
    </style:style>
    <style:style style:name="T16" style:family="text">
      <style:text-properties officeooo:rsid="00e9160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Date" text:name="py3o.doc.bill_date"/>
        <text:user-field-decl office:value-type="string" office:string-value="BNo" text:name="py3o.doc.bill_no"/>
        <text:user-field-decl office:value-type="string" office:string-value="DDate" text:name="py3o.doc.due_date"/>
        <text:user-field-decl office:value-type="string" office:string-value="Location" text:name="py3o.doc.location"/>
        <text:user-field-decl office:value-type="string" office:string-value="PDate" text:name="py3o.doc.printed_date"/>
        <text:user-field-decl office:value-type="string" office:string-value="Purchaser" text:name="py3o.doc.purchaser"/>
        <text:user-field-decl office:value-type="string" office:string-value="Remark" text:name="py3o.doc.remark"/>
        <text:user-field-decl office:value-type="string" office:string-value="Source" text:name="py3o.doc.source"/>
        <text:user-field-decl office:value-type="string" office:string-value="Supplier" text:name="py3o.doc.supplier"/>
        <text:user-field-decl office:value-type="string" office:string-value="Add" text:name="py3o.temp.address"/>
        <text:user-field-decl office:value-type="string" office:string-value="Contact" text:name="py3o.temp.company_phone"/>
        <text:user-field-decl office:value-type="string" office:string-value="TitleBig" text:name="py3o.temp.title1"/>
        <text:user-field-decl office:value-type="string" office:string-value="Title" text:name="py3o.temp.title2"/>
        <text:user-field-decl office:value-type="string" office:string-value="SocialM" text:name="py3o.temp.social_mail"/>
        <text:user-field-decl office:value-type="string" office:string-value="SocialV" text:name="py3o.temp.social_viber"/>
        <text:user-field-decl office:value-type="string" office:string-value="Thank" text:name="py3o.temp.thank"/>
        <text:user-field-decl office:value-type="string" office:string-value="Complain" text:name="py3o.temp.complain"/>
        <text:user-field-decl office:value-type="string" office:string-value="PNo" text:name="py3o.doc.po_no"/>
        <text:user-field-decl office:value-type="string" office:string-value="Order" text:name="py3o.doc.order_date"/>
        <text:user-field-decl office:value-type="string" office:string-value="Received" text:name="py3o.doc.receipt_date"/>
        <text:user-field-decl office:value-type="string" office:string-value="Delivery" text:name="py3o.doc.deli_method"/>
        <text:user-field-decl office:value-type="string" office:string-value="title_img" text:name="py3o.temp.title_img"/>
        <text:user-field-decl office:value-type="string" office:string-value="No" text:name="py3o.line.no"/>
        <text:user-field-decl office:value-type="string" office:string-value="Code" text:name="py3o.line.code"/>
        <text:user-field-decl office:value-type="string" office:string-value="Description" text:name="py3o.line.description"/>
        <text:user-field-decl office:value-type="string" office:string-value="Uom" text:name="py3o.line.uom"/>
        <text:user-field-decl office:value-type="string" office:string-value="Qty" text:name="py3o.line.qty"/>
        <text:user-field-decl office:value-type="string" office:string-value="Price" text:name="py3o.line.pur_price"/>
        <text:user-field-decl office:value-type="string" office:string-value="Discount" text:name="py3o.line.discount"/>
        <text:user-field-decl office:value-type="string" office:string-value="Tax" text:name="py3o.line.tax"/>
        <text:user-field-decl office:value-type="string" office:string-value="Amount" text:name="py3o.line.amount"/>
        <text:user-field-decl office:value-type="string" office:string-value="TotalQty" text:name="py3o.doc.total_qty"/>
        <text:user-field-decl office:value-type="string" office:string-value="Total" text:name="py3o.doc.total"/>
        <text:user-field-decl office:value-type="string" office:string-value="TotalDis" text:name="py3o.doc.total_discount"/>
        <text:user-field-decl office:value-type="string" office:string-value="TotalFoc" text:name="py3o.doc.total_foc"/>
        <text:user-field-decl office:value-type="string" office:string-value="Subtotal" text:name="py3o.line.subtotal"/>
        <text:user-field-decl office:value-type="string" office:string-value="PaidAmt" text:name="py3o.doc.paid_amount"/>
        <text:user-field-decl office:value-type="string" office:string-value="NetAmt" text:name="py3o.doc.net_amount"/>
      </text:user-field-decls>
      <text:p text:style-name="P39"><text:a xlink:type="simple" xlink:href="py3o://for=%22doc%20in%20records%22" text:style-name="Internet_20_link" text:visited-style-name="Visited_20_Internet_20_Link"><text:span text:style-name="T13">for="doc in records"</text:span></text:a></text:p>
      <text:p text:style-name="P39"><text:a xlink:type="simple" xlink:href="py3o://for=%22temp%20in%20doc.report_template_id%22" text:style-name="Internet_20_link" text:visited-style-name="Visited_20_Internet_20_Link"><text:span text:style-name="T13">for="temp in doc.report_template_id"</text:span></text:a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B"/>
        <table:table-row>
          <table:table-cell table:style-name="Table9.A1" office:value-type="string">
            <text:p text:style-name="P38">No.</text:p>
          </table:table-cell>
          <table:table-cell table:style-name="Table9.A1" office:value-type="string">
            <text:p text:style-name="P38">Product Code</text:p>
          </table:table-cell>
          <table:table-cell table:style-name="Table9.A1" office:value-type="string">
            <text:p text:style-name="P38">Description</text:p>
          </table:table-cell>
          <table:table-cell table:style-name="Table9.A1" office:value-type="string">
            <text:p text:style-name="P37">UOM </text:p>
          </table:table-cell>
          <table:table-cell table:style-name="Table9.A1" office:value-type="string">
            <text:p text:style-name="P37">Qty </text:p>
          </table:table-cell>
          <table:table-cell table:style-name="Table9.A1" office:value-type="string">
            <text:p text:style-name="P37">Price </text:p>
          </table:table-cell>
          <table:table-cell table:style-name="Table9.A1" office:value-type="string">
            <text:p text:style-name="P37">Discount </text:p>
          </table:table-cell>
          <table:table-cell table:style-name="Table9.A1" office:value-type="string">
            <text:p text:style-name="P37">Tax </text:p>
          </table:table-cell>
          <table:table-cell table:style-name="Table9.I1" office:value-type="string">
            <text:p text:style-name="P37">Amount </text:p>
          </table:table-cell>
        </table:table-row>
        <table:table-row>
          <table:table-cell table:style-name="Table9.A2" table:number-columns-spanned="9" office:value-type="string">
            <text:p text:style-name="P41"><text:a xlink:type="simple" xlink:href="py3o://for=%22line%20in%20doc.invoice_line_ids%22" text:style-name="Internet_20_link" text:visited-style-name="Visited_20_Internet_20_Link"><text:span text:style-name="T14">for="line in doc.invoice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0"><text:user-field-get text:name="py3o.line.no">No</text:user-field-get></text:p>
          </table:table-cell>
          <table:table-cell table:style-name="Table9.A3" office:value-type="string">
            <text:p text:style-name="P12"><text:user-field-get text:name="py3o.line.code">Code</text:user-field-get></text:p>
          </table:table-cell>
          <table:table-cell table:style-name="Table9.A3" office:value-type="string">
            <text:p text:style-name="P12"><text:user-field-get text:name="py3o.line.description">Description</text:user-field-get></text:p>
          </table:table-cell>
          <table:table-cell table:style-name="Table9.A3" office:value-type="string">
            <text:p text:style-name="P10"><text:user-field-get text:name="py3o.line.uom">Uom</text:user-field-get></text:p>
          </table:table-cell>
          <table:table-cell table:style-name="Table9.A3" office:value-type="string">
            <text:p text:style-name="P10"><text:user-field-get text:name="py3o.line.qty">Qty</text:user-field-get></text:p>
          </table:table-cell>
          <table:table-cell table:style-name="Table9.A3" office:value-type="string">
            <text:p text:style-name="P11"><text:user-field-get text:name="py3o.line.pur_price">Price</text:user-field-get></text:p>
          </table:table-cell>
          <table:table-cell table:style-name="Table9.A3" office:value-type="string">
            <text:p text:style-name="P11"><text:user-field-get text:name="py3o.line.discount">Discount</text:user-field-get></text:p>
          </table:table-cell>
          <table:table-cell table:style-name="Table9.A3" office:value-type="string">
            <text:p text:style-name="P11"><text:user-field-get text:name="py3o.line.tax">Tax</text:user-field-get></text:p>
          </table:table-cell>
          <table:table-cell table:style-name="Table9.A2" office:value-type="string">
            <text:p text:style-name="P11"><text:user-field-get text:name="py3o.line.subtotal">Subtotal</text:user-field-get></text:p>
          </table:table-cell>
        </table:table-row>
        <table:table-row>
          <table:table-cell table:style-name="Table9.A2" table:number-columns-spanned="9" office:value-type="string">
            <text:p text:style-name="P42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5" table:number-columns-spanned="6" office:value-type="string">
            <text:p text:style-name="P19">Total Qty ( <text:user-field-get text:name="py3o.doc.total_qty">TotalQty</text:user-field-get><text:s/>) items <text:s text:c="1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3" table:number-columns-spanned="2" office:value-type="string">
            <text:p text:style-name="P20">Subtotal <text:s text:c="12"/>:</text:p>
          </table:table-cell>
          <table:covered-table-cell/>
          <table:table-cell table:style-name="Table9.A2" office:value-type="string">
            <text:p text:style-name="P21"><text:s text:c="8"/><text:span text:style-name="T6"><text:user-field-get text:name="py3o.doc.total">Total</text:user-field-get></text:span></text:p>
          </table:table-cell>
        </table:table-row>
        <table:table-row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9"/>
          </table:table-cell>
          <table:table-cell table:style-name="Table9.A5" office:value-type="string">
            <text:p text:style-name="P9"/>
          </table:table-cell>
          <table:table-cell table:style-name="Table9.A5" office:value-type="string">
            <text:p text:style-name="P9"/>
          </table:table-cell>
          <table:table-cell table:style-name="Table9.A5" office:value-type="string">
            <text:p text:style-name="P9"/>
          </table:table-cell>
          <table:table-cell table:style-name="Table9.A5" office:value-type="string">
            <text:p text:style-name="P9"/>
          </table:table-cell>
          <table:table-cell table:style-name="Table9.A3" table:number-columns-spanned="2" office:value-type="string">
            <text:p text:style-name="P20">Commission <text:s text:c="6"/>:</text:p>
          </table:table-cell>
          <table:covered-table-cell/>
          <table:table-cell table:style-name="Table9.A2" office:value-type="string">
            <text:p text:style-name="P21"/>
          </table:table-cell>
        </table:table-row>
        <table:table-row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7"/>
          </table:table-cell>
          <table:table-cell table:style-name="Table9.A3" table:number-columns-spanned="2" office:value-type="string">
            <text:p text:style-name="P20">Discount <text:s text:c="12"/>:</text:p>
          </table:table-cell>
          <table:covered-table-cell/>
          <table:table-cell table:style-name="Table9.A2" office:value-type="string">
            <text:p text:style-name="P21"><text:s text:c="10"/><text:span text:style-name="T6"><text:user-field-get text:name="py3o.doc.total_discount">TotalDis</text:user-field-get></text:span></text:p>
          </table:table-cell>
        </table:table-row>
        <table:table-row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7"/>
          </table:table-cell>
          <table:table-cell table:style-name="Table9.A3" table:number-columns-spanned="2" office:value-type="string">
            <text:p text:style-name="P20">FOC <text:s/><text:span text:style-name="T16"><text:s text:c="17"/>:</text:span></text:p>
          </table:table-cell>
          <table:covered-table-cell/>
          <table:table-cell table:style-name="Table9.A2" office:value-type="string">
            <text:p text:style-name="P25"><text:user-field-get text:name="py3o.doc.total_foc">TotalFoc</text:user-field-get></text:p>
          </table:table-cell>
        </table:table-row>
        <table:table-row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7"/>
          </table:table-cell>
          <table:table-cell table:style-name="Table9.A3" table:number-columns-spanned="2" office:value-type="string">
            <text:p text:style-name="P20">Net Amount <text:s text:c="6"/>:</text:p>
          </table:table-cell>
          <table:covered-table-cell/>
          <table:table-cell table:style-name="Table9.A2" office:value-type="string">
            <text:p text:style-name="P21"><text:s text:c="7"/><text:span text:style-name="T6"><text:user-field-get text:name="py3o.doc.net_amount">NetAmt</text:user-field-get></text:span></text:p>
          </table:table-cell>
        </table:table-row>
        <text:soft-page-break/>
        <table:table-row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7"/>
          </table:table-cell>
          <table:table-cell table:style-name="Table9.A3" table:number-columns-spanned="2" office:value-type="string">
            <text:p text:style-name="P20">Advanced Pay <text:s text:c="2"/>: </text:p>
          </table:table-cell>
          <table:covered-table-cell/>
          <table:table-cell table:style-name="Table9.A2" office:value-type="string">
            <text:p text:style-name="P22"><text:s/></text:p>
          </table:table-cell>
        </table:table-row>
        <table:table-row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7"/>
          </table:table-cell>
          <table:table-cell table:style-name="Table9.A3" table:number-columns-spanned="2" office:value-type="string">
            <text:p text:style-name="P23">Paid Amount <text:s text:c="4"/>:</text:p>
          </table:table-cell>
          <table:covered-table-cell/>
          <table:table-cell table:style-name="Table9.A2" office:value-type="string">
            <text:p text:style-name="P26"><text:user-field-get text:name="py3o.doc.paid_amount">PaidAmt</text:user-field-get></text:p>
          </table:table-cell>
        </table:table-row>
        <table:table-row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7"/>
          </table:table-cell>
          <table:table-cell table:style-name="Table9.A5" office:value-type="string">
            <text:p text:style-name="P7"/>
          </table:table-cell>
          <table:table-cell table:style-name="Table9.A3" table:number-columns-spanned="2" office:value-type="string">
            <text:p text:style-name="P23">Net To Pay <text:s text:c="8"/>:</text:p>
          </table:table-cell>
          <table:covered-table-cell/>
          <table:table-cell table:style-name="Table9.A2" office:value-type="string">
            <text:p text:style-name="P22"/>
          </table:table-cell>
        </table:table-row>
      </table:table>
      <text:p text:style-name="P40"/>
      <text:p text:style-name="P39"><text:a xlink:type="simple" xlink:href="py3o:///for" text:style-name="Internet_20_link" text:visited-style-name="Visited_20_Internet_20_Link"><text:span text:style-name="T13">/for</text:span></text:a></text:p>
      <text:p text:style-name="P39"><text:a xlink:type="simple" xlink:href="py3o:///for" text:style-name="Internet_20_link" text:visited-style-name="Visited_20_Internet_20_Link"><text:span text:style-name="T13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Pyidaungsu Book" svg:font-family="'Pyidaungsu Boo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4" style:family="table">
      <style:table-properties style:width="6.6944in" fo:margin-left="0in" table:align="left"/>
    </style:style>
    <style:style style:name="Table14.A" style:family="table-column">
      <style:table-column-properties style:column-width="5.1181in"/>
    </style:style>
    <style:style style:name="Table14.B" style:family="table-column">
      <style:table-column-properties style:column-width="0.0417in"/>
    </style:style>
    <style:style style:name="Table14.C" style:family="table-column">
      <style:table-column-properties style:column-width="1.5347in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44in" fo:margin-left="0in" table:align="left"/>
    </style:style>
    <style:style style:name="Table15.A" style:family="table-column">
      <style:table-column-properties style:column-width="1.6111in"/>
    </style:style>
    <style:style style:name="Table15.B" style:family="table-column">
      <style:table-column-properties style:column-width="5.0833in"/>
    </style:style>
    <style:style style:name="Table15.1" style:family="table-row">
      <style:table-row-properties style:min-row-height="0.625in"/>
    </style:style>
    <style:style style:name="Table15.A1" style:family="table-cell">
      <style:table-cell-properties style:writing-mode="page"/>
    </style:style>
    <style:style style:name="Table15.3" style:family="table-row">
      <style:table-row-properties style:min-row-height="0.241in"/>
    </style:style>
    <style:style style:name="Table16" style:family="table">
      <style:table-properties style:width="6.6944in" fo:margin-left="0in" table:align="left"/>
    </style:style>
    <style:style style:name="Table16.A" style:family="table-column">
      <style:table-column-properties style:column-width="1.1389in"/>
    </style:style>
    <style:style style:name="Table16.B" style:family="table-column">
      <style:table-column-properties style:column-width="0.2778in"/>
    </style:style>
    <style:style style:name="Table16.C" style:family="table-column">
      <style:table-column-properties style:column-width="1.5813in"/>
    </style:style>
    <style:style style:name="Table16.D" style:family="table-column">
      <style:table-column-properties style:column-width="0.8979in"/>
    </style:style>
    <style:style style:name="Table16.E" style:family="table-column">
      <style:table-column-properties style:column-width="1.1806in"/>
    </style:style>
    <style:style style:name="Table16.G" style:family="table-column">
      <style:table-column-properties style:column-width="1.3403in"/>
    </style:style>
    <style:style style:name="Table16.A1" style:family="table-cell">
      <style:table-cell-properties fo:padding="0in" fo:border="none" style:writing-mode="page"/>
    </style:style>
    <style:style style:name="Table16.B1" style:family="table-cell">
      <style:table-cell-properties style:writing-mode="page"/>
    </style:style>
    <style:style style:name="Table16.C1" style:family="table-cell">
      <style:table-cell-properties style:writing-mode="page"/>
    </style:style>
    <style:style style:name="Table16.D1" style:family="table-cell">
      <style:table-cell-properties style:writing-mode="page"/>
    </style:style>
    <style:style style:name="Table16.E1" style:family="table-cell">
      <style:table-cell-properties style:writing-mode="page"/>
    </style:style>
    <style:style style:name="Table16.F1" style:family="table-cell">
      <style:table-cell-properties style:writing-mode="page"/>
    </style:style>
    <style:style style:name="Table16.B2" style:family="table-cell">
      <style:table-cell-properties style:writing-mode="page"/>
    </style:style>
    <style:style style:name="Table16.C2" style:family="table-cell">
      <style:table-cell-properties style:writing-mode="page"/>
    </style:style>
    <style:style style:name="Table16.D2" style:family="table-cell">
      <style:table-cell-properties style:writing-mode="page"/>
    </style:style>
    <style:style style:name="Table16.E2" style:family="table-cell">
      <style:table-cell-properties style:writing-mode="page"/>
    </style:style>
    <style:style style:name="Table16.F2" style:family="table-cell">
      <style:table-cell-properties style:writing-mode="page"/>
    </style:style>
    <style:style style:name="Table17" style:family="table">
      <style:table-properties style:width="6.6944in" fo:margin-left="0in" table:align="left"/>
    </style:style>
    <style:style style:name="Table17.A" style:family="table-column">
      <style:table-column-properties style:column-width="0.9444in"/>
    </style:style>
    <style:style style:name="Table17.B" style:family="table-column">
      <style:table-column-properties style:column-width="1.0208in"/>
    </style:style>
    <style:style style:name="Table17.C" style:family="table-column">
      <style:table-column-properties style:column-width="1.0278in"/>
    </style:style>
    <style:style style:name="Table17.D" style:family="table-column">
      <style:table-column-properties style:column-width="2.2014in"/>
    </style:style>
    <style:style style:name="Table17.E" style:family="table-column">
      <style:table-column-properties style:column-width="1.5in"/>
    </style:style>
    <style:style style:name="Table17.A1" style:family="table-cell">
      <style:table-cell-properties style:writing-mode="page"/>
    </style:style>
    <style:style style:name="Table18" style:family="table">
      <style:table-properties style:width="6.6944in" fo:margin-left="0in" table:align="left"/>
    </style:style>
    <style:style style:name="Table18.A" style:family="table-column">
      <style:table-column-properties style:column-width="4.6458in"/>
    </style:style>
    <style:style style:name="Table18.B" style:family="table-column">
      <style:table-column-properties style:column-width="2.0486in"/>
    </style:style>
    <style:style style:name="Table18.A1" style:family="table-cell">
      <style:table-cell-properties fo:padding="0.0382in" fo:border="none" style:writing-mode="page"/>
    </style:style>
    <style:style style:name="Table18.B1" style:family="table-cell">
      <style:table-cell-properties fo:padding="0.0382in" fo:border-left="none" fo:border-right="none" fo:border-top="none" fo:border-bottom="0.5pt solid #000000" style:writing-mode="page"/>
    </style:style>
    <style:style style:name="Table19" style:family="table">
      <style:table-properties style:width="6.6944in" fo:margin-left="0in" table:align="left"/>
    </style:style>
    <style:style style:name="Table19.A" style:family="table-column">
      <style:table-column-properties style:column-width="6.6944in"/>
    </style:style>
    <style:style style:name="Table19.A1" style:family="table-cell">
      <style:table-cell-properties style:writing-mode="page"/>
    </style:style>
    <style:style style:name="MP1" style:family="paragraph" style:parent-style-name="Header">
      <style:text-properties officeooo:paragraph-rsid="001ce5c1"/>
    </style:style>
    <style:style style:name="MP2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1f1a7b" style:font-size-asian="10pt" style:font-size-complex="10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1f1a7b" style:font-size-asian="10pt" style:font-size-complex="10pt"/>
    </style:style>
    <style:style style:name="MP4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1f1a7b" style:font-size-asian="10pt" style:font-size-complex="10pt"/>
    </style:style>
    <style:style style:name="MP5" style:family="paragraph" style:parent-style-name="Header">
      <style:text-properties officeooo:paragraph-rsid="001f1a7b"/>
    </style:style>
    <style:style style:name="MP6" style:family="paragraph" style:parent-style-name="Table_20_Contents">
      <style:text-properties style:font-name="Pyidaungsu" officeooo:paragraph-rsid="00230913"/>
    </style:style>
    <style:style style:name="MP7" style:family="paragraph" style:parent-style-name="Table_20_Contents">
      <style:paragraph-properties fo:line-height="115%"/>
      <style:text-properties style:font-name="Pyidaungsu" officeooo:paragraph-rsid="00230913"/>
    </style:style>
    <style:style style:name="MP8" style:family="paragraph" style:parent-style-name="Table_20_Contents">
      <style:paragraph-properties fo:line-height="150%"/>
      <style:text-properties style:font-name="Pyidaungsu" fo:font-size="9pt" officeooo:paragraph-rsid="00230913" style:font-size-asian="9pt" style:font-size-complex="9pt"/>
    </style:style>
    <style:style style:name="MP9" style:family="paragraph" style:parent-style-name="Header">
      <style:text-properties officeooo:paragraph-rsid="00230913"/>
    </style:style>
    <style:style style:name="MP10" style:family="paragraph" style:parent-style-name="Table_20_Contents">
      <style:paragraph-properties fo:line-height="150%"/>
      <style:text-properties fo:font-size="10pt" fo:font-weight="bold" officeooo:rsid="0071e011" officeooo:paragraph-rsid="002c3ae8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line-height="150%"/>
      <style:text-properties fo:font-size="10pt" fo:font-weight="normal" officeooo:rsid="002c3ae8" officeooo:paragraph-rsid="002c3ae8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line-height="150%"/>
      <style:text-properties fo:font-size="10pt" officeooo:paragraph-rsid="002c3ae8" style:font-size-asian="10pt" style:font-size-complex="10pt"/>
    </style:style>
    <style:style style:name="MP13" style:family="paragraph" style:parent-style-name="Table_20_Contents">
      <style:paragraph-properties fo:line-height="150%"/>
      <style:text-properties fo:font-size="10pt" fo:font-weight="bold" officeooo:paragraph-rsid="002c3ae8" style:font-size-asian="10pt" style:font-weight-asian="bold" style:font-size-complex="10pt" style:font-weight-complex="bold"/>
    </style:style>
    <style:style style:name="MP14" style:family="paragraph" style:parent-style-name="Header">
      <style:text-properties officeooo:paragraph-rsid="003f7d9c"/>
    </style:style>
    <style:style style:name="MP15" style:family="paragraph" style:parent-style-name="Table_20_Contents">
      <style:paragraph-properties fo:line-height="150%"/>
      <style:text-properties fo:font-size="10pt" fo:font-weight="bold" officeooo:rsid="007c1d2e" officeooo:paragraph-rsid="003f7d9c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line-height="150%"/>
      <style:text-properties fo:font-size="10pt" fo:font-weight="bold" officeooo:rsid="003f7d9c" officeooo:paragraph-rsid="003f7d9c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line-height="150%"/>
      <style:text-properties fo:font-size="10pt" officeooo:paragraph-rsid="003f7d9c" style:font-size-asian="10pt" style:font-size-complex="10pt"/>
    </style:style>
    <style:style style:name="MP18" style:family="paragraph" style:parent-style-name="Standard">
      <style:text-properties officeooo:paragraph-rsid="003f7d9c"/>
    </style:style>
    <style:style style:name="MP19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fo:font-weight="bold" officeooo:paragraph-rsid="0090bcbf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margin-top="0.0398in" fo:margin-bottom="0.0398in" style:contextual-spacing="false"/>
      <style:text-properties fo:font-size="10pt" fo:font-weight="bold" officeooo:paragraph-rsid="0090bcbf" style:font-size-asian="10pt" style:font-weight-asian="bold" style:font-size-complex="10pt" style:font-weight-complex="bold"/>
    </style:style>
    <style:style style:name="MP21" style:family="paragraph" style:parent-style-name="Standard">
      <style:text-properties officeooo:paragraph-rsid="00937a15"/>
    </style:style>
    <style:style style:name="MP22" style:family="paragraph" style:parent-style-name="Table_20_Contents">
      <style:paragraph-properties fo:line-height="150%" fo:text-align="center" style:justify-single-word="false"/>
      <style:text-properties style:font-name="Pyidaungsu" fo:font-size="10.5pt" fo:font-weight="normal" officeooo:paragraph-rsid="00937a15" style:font-size-asian="10.5pt" style:font-weight-asian="normal" style:font-size-complex="10.5pt" style:font-weight-complex="normal"/>
    </style:style>
    <style:style style:name="MP23" style:family="paragraph" style:parent-style-name="Table_20_Contents">
      <style:paragraph-properties fo:line-height="150%" fo:text-align="center" style:justify-single-word="false"/>
      <style:text-properties style:font-name="Pyidaungsu" fo:font-size="10pt" fo:font-weight="normal" officeooo:paragraph-rsid="00937a15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line-height="115%" fo:text-align="center" style:justify-single-word="false"/>
      <style:text-properties style:font-name="Pyidaungsu" fo:font-size="10pt" fo:font-weight="normal" officeooo:paragraph-rsid="00b7a136" style:font-size-asian="10pt" style:font-weight-asian="normal" style:font-name-complex="Pyidaungsu" style:font-size-complex="10pt" style:font-weight-complex="normal"/>
    </style:style>
    <style:style style:name="MT1" style:family="text"/>
    <style:style style:name="MT2" style:family="text">
      <style:text-properties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size="24pt" fo:font-weight="bold" style:font-size-asian="24pt" style:font-weight-asian="bold" style:font-size-complex="24pt" style:font-weight-complex="bold"/>
    </style:style>
    <style:style style:name="MT4" style:family="text">
      <style:text-properties fo:font-size="11pt" style:font-size-asian="11pt" style:font-size-complex="11pt"/>
    </style:style>
    <style:style style:name="MT5" style:family="text">
      <style:text-properties officeooo:rsid="002c3ae8"/>
    </style:style>
    <style:style style:name="MT6" style:family="text">
      <style:text-properties officeooo:rsid="003f7d9c"/>
    </style:style>
    <style:style style:name="MT7" style:family="text">
      <style:text-properties fo:font-weight="normal" officeooo:rsid="014fea7e" style:font-weight-asian="normal" style:font-weight-complex="normal"/>
    </style:style>
    <style:style style:name="MT8" style:family="text">
      <style:text-properties style:font-name="Pyidaungsu Book" style:language-complex="my" style:country-complex="MM"/>
    </style:style>
    <style:style style:name="MT9" style:family="text">
      <style:text-properties style:font-name="Pyidaungsu Book" officeooo:rsid="00b9b658" style:language-complex="my" style:country-complex="MM"/>
    </style:style>
    <style:style style:name="MT10" style:family="text">
      <style:text-properties style:language-complex="my" style:country-complex="MM"/>
    </style:style>
    <style:style style:name="MT11" style:family="text">
      <style:text-properties officeooo:rsid="00b9b658" style:language-complex="my" style:country-complex="MM"/>
    </style:style>
    <style:style style:name="MT12" style:family="text">
      <style:text-properties officeooo:rsid="00bd2331" style:language-complex="my" style:country-complex="MM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1in" fo:page-height="9.8425in" style:num-format="1" style:print-orientation="portrait" fo:margin-top="0.1575in" fo:margin-bottom="0.1575in" fo:margin-left="0.1181in" fo:margin-right="0.1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BDate" text:name="py3o.doc.bill_date"/>
          <text:user-field-decl office:value-type="string" office:string-value="BNo" text:name="py3o.doc.bill_no"/>
          <text:user-field-decl office:value-type="string" office:string-value="DDate" text:name="py3o.doc.due_date"/>
          <text:user-field-decl office:value-type="string" office:string-value="Location" text:name="py3o.doc.location"/>
          <text:user-field-decl office:value-type="string" office:string-value="PDate" text:name="py3o.doc.printed_date"/>
          <text:user-field-decl office:value-type="string" office:string-value="Purchaser" text:name="py3o.doc.purchaser"/>
          <text:user-field-decl office:value-type="string" office:string-value="Remark" text:name="py3o.doc.remark"/>
          <text:user-field-decl office:value-type="string" office:string-value="Source" text:name="py3o.doc.source"/>
          <text:user-field-decl office:value-type="string" office:string-value="Supplier" text:name="py3o.doc.supplier"/>
          <text:user-field-decl office:value-type="string" office:string-value="Add" text:name="py3o.temp.address"/>
          <text:user-field-decl office:value-type="string" office:string-value="Contact" text:name="py3o.temp.company_phone"/>
          <text:user-field-decl office:value-type="string" office:string-value="TitleBig" text:name="py3o.temp.title1"/>
          <text:user-field-decl office:value-type="string" office:string-value="Title" text:name="py3o.temp.title2"/>
        </text:user-field-decls>
        <text:p text:style-name="MP1"><text:a xlink:type="simple" xlink:href="py3o://for=%22doc%20in%20records%22" text:style-name="Internet_20_link" text:visited-style-name="Visited_20_Internet_20_Link">for="doc in records"</text:a>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>
            <table:table-cell table:style-name="Table14.A1" office:value-type="string">
              <text:p text:style-name="MP2">Printed Date </text:p>
            </table:table-cell>
            <table:table-cell table:style-name="Table14.A1" office:value-type="string">
              <text:p text:style-name="MP3">:</text:p>
            </table:table-cell>
            <table:table-cell table:style-name="Table14.A1" office:value-type="string">
              <text:p text:style-name="MP4"><text:s/><text:user-field-get text:name="py3o.doc.printed_date">PDate</text:user-field-get></text:p>
            </table:table-cell>
          </table:table-row>
        </table:table>
        <text:p text:style-name="MP5"><text:a xlink:type="simple" xlink:href="py3o://for=%22temp%20in%20doc.report_template_id%22" text:style-name="Internet_20_link" text:visited-style-name="Visited_20_Internet_20_Link">for="temp in doc.report_template_id"</text:a></text:p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table:number-rows-spanned="3" office:value-type="string">
              <text:p text:style-name="MP6"><draw:frame draw:style-name="Mfr1" draw:name="py3o.image(temp.title_img,'png',height='2.0cm',width='1.6cm',isb64=True)" text:anchor-type="paragraph" svg:x="0.2402in" svg:y="0.05in" svg:width="1.1917in" style:rel-width="74%" svg:height="1.0291in" style:rel-height="89%" draw:z-index="1"><draw:text-box><text:p text:style-name="Frame_20_contents"/></draw:text-box></draw:frame></text:p>
            </table:table-cell>
            <table:table-cell table:style-name="Table15.A1" office:value-type="string">
              <text:p text:style-name="MP7"><text:span text:style-name="MT2"><text:user-field-get text:name="py3o.temp.title1">TitleBig</text:user-field-get></text:span><text:span text:style-name="MT3"><text:s/></text:span><text:span text:style-name="MT4"><text:user-field-get text:name="py3o.temp.title2">Title</text:user-field-get></text:span></text:p>
            </table:table-cell>
          </table:table-row>
          <table:table-row>
            <table:covered-table-cell table:style-name="Table15.A1"/>
            <table:table-cell table:style-name="Table15.A1" office:value-type="string">
              <text:p text:style-name="MP8"><text:user-field-get text:name="py3o.temp.address">Add</text:user-field-get></text:p>
            </table:table-cell>
          </table:table-row>
          <table:table-row table:style-name="Table15.3">
            <table:covered-table-cell table:style-name="Table15.A1"/>
            <table:table-cell table:style-name="Table15.A1" office:value-type="string">
              <text:p text:style-name="MP8"><text:user-field-get text:name="py3o.temp.company_phone">Contact</text:user-field-get></text:p>
            </table:table-cell>
          </table:table-row>
        </table:table>
        <text:p text:style-name="MP9"/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column table:style-name="Table16.E"/>
          <table:table-column table:style-name="Table16.B"/>
          <table:table-column table:style-name="Table16.G"/>
          <table:table-row>
            <table:table-cell table:style-name="Table16.A1" office:value-type="string">
              <text:p text:style-name="MP10"><text:span text:style-name="MT5">Vendor Bill</text:span> </text:p>
            </table:table-cell>
            <table:table-cell table:style-name="Table16.B1" office:value-type="string">
              <text:p text:style-name="MP10">:</text:p>
            </table:table-cell>
            <table:table-cell table:style-name="Table16.C1" office:value-type="string">
              <text:p text:style-name="MP11"><text:user-field-get text:name="py3o.doc.bill_no">BNo</text:user-field-get></text:p>
            </table:table-cell>
            <table:table-cell table:style-name="Table16.D1" office:value-type="string">
              <text:p text:style-name="MP12"/>
            </table:table-cell>
            <table:table-cell table:style-name="Table16.E1" office:value-type="string">
              <text:p text:style-name="MP10">Supplier Name </text:p>
            </table:table-cell>
            <table:table-cell table:style-name="Table16.F1" office:value-type="string">
              <text:p text:style-name="MP13">:</text:p>
            </table:table-cell>
            <table:table-cell table:style-name="Table16.A1" office:value-type="string">
              <text:p text:style-name="MP12"><text:user-field-get text:name="py3o.doc.supplier">Supplier</text:user-field-get></text:p>
            </table:table-cell>
          </table:table-row>
          <table:table-row>
            <table:table-cell table:style-name="Table16.A1" office:value-type="string">
              <text:p text:style-name="MP12"/>
            </table:table-cell>
            <table:table-cell table:style-name="Table16.B2" office:value-type="string">
              <text:p text:style-name="MP12"/>
            </table:table-cell>
            <table:table-cell table:style-name="Table16.C2" office:value-type="string">
              <text:p text:style-name="MP12"/>
            </table:table-cell>
            <table:table-cell table:style-name="Table16.D2" office:value-type="string">
              <text:p text:style-name="MP12"/>
            </table:table-cell>
            <table:table-cell table:style-name="Table16.E2" office:value-type="string">
              <text:p text:style-name="MP10">Purchaser</text:p>
            </table:table-cell>
            <table:table-cell table:style-name="Table16.F2" office:value-type="string">
              <text:p text:style-name="MP13">:</text:p>
            </table:table-cell>
            <table:table-cell table:style-name="Table16.A1" office:value-type="string">
              <text:p text:style-name="MP12"><text:user-field-get text:name="py3o.doc.purchaser">Purchaser</text:user-field-get></text:p>
            </table:table-cell>
          </table:table-row>
        </table:table>
        <text:p text:style-name="MP14"/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column table:style-name="Table17.E"/>
          <table:table-row>
            <table:table-cell table:style-name="Table17.A1" office:value-type="string">
              <text:p text:style-name="MP15"><text:span text:style-name="MT6">Bill</text:span> Date :</text:p>
            </table:table-cell>
            <table:table-cell table:style-name="Table17.A1" office:value-type="string">
              <text:p text:style-name="MP15"><text:span text:style-name="MT6">Due</text:span> Date :</text:p>
            </table:table-cell>
            <table:table-cell table:style-name="Table17.A1" office:value-type="string">
              <text:p text:style-name="MP16">Source :</text:p>
            </table:table-cell>
            <table:table-cell table:style-name="Table17.A1" office:value-type="string">
              <text:p text:style-name="MP15">Location :</text:p>
            </table:table-cell>
            <table:table-cell table:style-name="Table17.A1" office:value-type="string">
              <text:p text:style-name="MP15">Remark <text:s/>:</text:p>
            </table:table-cell>
          </table:table-row>
          <table:table-row>
            <table:table-cell table:style-name="Table17.A1" office:value-type="string">
              <text:p text:style-name="MP17"><text:user-field-get text:name="py3o.doc.bill_date">BDate</text:user-field-get></text:p>
            </table:table-cell>
            <table:table-cell table:style-name="Table17.A1" office:value-type="string">
              <text:p text:style-name="MP17"><text:user-field-get text:name="py3o.doc.due_date">DDate</text:user-field-get></text:p>
            </table:table-cell>
            <table:table-cell table:style-name="Table17.A1" office:value-type="string">
              <text:p text:style-name="MP17"><text:user-field-get text:name="py3o.doc.source">Source</text:user-field-get></text:p>
            </table:table-cell>
            <table:table-cell table:style-name="Table17.A1" office:value-type="string">
              <text:p text:style-name="MP17"><text:user-field-get text:name="py3o.doc.location">Location</text:user-field-get></text:p>
            </table:table-cell>
            <table:table-cell table:style-name="Table17.A1" office:value-type="string">
              <text:p text:style-name="MP17"><text:user-field-get text:name="py3o.doc.remark">Remark</text:user-field-get></text:p>
            </table:table-cell>
          </table:table-row>
        </table:table>
        <text:p text:style-name="MP18"><text:a xlink:type="simple" xlink:href="py3o:///for" text:style-name="Internet_20_link" text:visited-style-name="Visited_20_Internet_20_Link">/for</text:a></text:p>
        <text:p text:style-name="MP5"><text:a xlink:type="simple" xlink:href="py3o:///for" text:style-name="Internet_20_link" text:visited-style-name="Visited_20_Internet_20_Link">/for</text:a></text:p>
      </style:header>
      <style:footer>
        <text:user-field-decls>
          <text:user-field-decl office:value-type="string" office:string-value="SocialM" text:name="py3o.temp.social_mail"/>
          <text:user-field-decl office:value-type="string" office:string-value="SocialV" text:name="py3o.temp.social_viber"/>
          <text:user-field-decl office:value-type="string" office:string-value="Thank" text:name="py3o.temp.thank"/>
        </text:user-field-decls>
        <text:p text:style-name="Footer"><text:a xlink:type="simple" xlink:href="py3o://for=%22doc%20in%20records%22" text:style-name="Internet_20_link" text:visited-style-name="Visited_20_Internet_20_Link">for="doc in records"</text:a></text:p>
        <text:p text:style-name="Footer"><text:a xlink:type="simple" xlink:href="py3o://for=%22temp%20in%20doc.report_template_id%22" text:style-name="Internet_20_link" text:visited-style-name="Visited_20_Internet_20_Link">for="temp in doc.report_template_id"</text:a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MP19"><text:span text:style-name="MT7">Approved By :</text:span> </text:p>
            </table:table-cell>
            <table:table-cell table:style-name="Table18.B1" office:value-type="string">
              <text:p text:style-name="MP20"/>
            </table:table-cell>
          </table:table-row>
        </table:table>
        <text:p text:style-name="MP21"/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MP22"><text:user-field-get text:name="py3o.temp.social_viber">SocialV</text:user-field-get></text:p>
            </table:table-cell>
          </table:table-row>
          <table:table-row>
            <table:table-cell table:style-name="Table19.A1" office:value-type="string">
              <text:p text:style-name="MP22"><text:user-field-get text:name="py3o.temp.social_mail">SocialM</text:user-field-get></text:p>
            </table:table-cell>
          </table:table-row>
          <table:table-row>
            <table:table-cell table:style-name="Table19.A1" office:value-type="string">
              <text:p text:style-name="MP23"><text:user-field-get text:name="py3o.temp.thank">Thank</text:user-field-get></text:p>
            </table:table-cell>
          </table:table-row>
          <table:table-row>
            <table:table-cell table:style-name="Table19.A1" office:value-type="string">
              <text:p text:style-name="MP24"><text:span text:style-name="MT8">က</text:span><text:span text:style-name="MT9">ား၊ ရထား၊ </text:span><text:span text:style-name="MT10">သင်္ဘေ</text:span><text:span text:style-name="MT11">ာတို့ကြောင့် ပျက်ဆီးဆုံးရှုံးမှု တာဝန်မယူပါ။ ဝယ်ပြီး ပစ္စည်း ပြန်မလဲပါ</text:span><text:span text:style-name="MT12">။</text:span></text:p>
            </table:table-cell>
          </table:table-row>
        </table:table>
        <text:p text:style-name="MP21"><text:a xlink:type="simple" xlink:href="py3o:///for" text:style-name="Internet_20_link" text:visited-style-name="Visited_20_Internet_20_Link">/for</text:a></text:p>
        <text:p text:style-name="MP21"><text:a xlink:type="simple" xlink:href="py3o:///for" text:style-name="Internet_20_link" text:visited-style-name="Visited_20_Internet_20_Link">/for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6T14:27:30.841000000</meta:creation-date>
    <dc:date>2023-06-28T11:36:53.676000000</dc:date>
    <meta:editing-duration>PT4H52M33S</meta:editing-duration>
    <meta:editing-cycles>72</meta:editing-cycles>
    <meta:generator>LibreOffice/7.4.7.2$Windows_X86_64 LibreOffice_project/723314e595e8007d3cf785c16538505a1c878ca5</meta:generator>
    <meta:document-statistic meta:table-count="7" meta:image-count="0" meta:object-count="0" meta:page-count="2" meta:paragraph-count="77" meta:word-count="129" meta:character-count="865" meta:non-whitespace-character-count="693"/>
  </office:meta>
</office:document-meta>
</file>